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45cm" svg:height="0.962cm" svg:x="3.143cm" svg:y="0.279cm">
          <draw:text-box>
            <text:p>&lt;html&gt;</text:p>
          </draw:text-box>
        </draw:frame>
        <draw:frame draw:style-name="gr2" draw:text-style-name="P1" draw:layer="layout" svg:width="2.653cm" svg:height="0.962cm" svg:x="0.922cm" svg:y="2.765cm">
          <draw:text-box>
            <text:p>&lt;head&gt;</text:p>
          </draw:text-box>
        </draw:frame>
        <draw:frame draw:style-name="gr3" draw:text-style-name="P1" draw:layer="layout" svg:width="2.619cm" svg:height="0.962cm" svg:x="5.232cm" svg:y="2.819cm">
          <draw:text-box>
            <text:p>&lt;body&gt;</text:p>
          </draw:text-box>
        </draw:frame>
        <draw:frame draw:style-name="gr4" draw:text-style-name="P1" draw:layer="layout" svg:width="2.233cm" svg:height="0.962cm" svg:x="1.196cm" svg:y="5.305cm">
          <draw:text-box>
            <text:p>&lt;title&gt;</text:p>
          </draw:text-box>
        </draw:frame>
        <draw:frame draw:style-name="gr5" draw:text-style-name="P1" draw:layer="layout" svg:width="4.028cm" svg:height="0.962cm" svg:x="0.381cm" svg:y="7.547cm">
          <draw:text-box>
            <text:p>This is a title</text:p>
          </draw:text-box>
        </draw:frame>
        <draw:frame draw:style-name="gr3" draw:text-style-name="P1" draw:layer="layout" svg:width="3.808cm" svg:height="0.962cm" svg:x="4.851cm" svg:y="7.546cm">
          <draw:text-box>
            <text:p>Hello world!</text:p>
          </draw:text-box>
        </draw:frame>
        <draw:frame draw:style-name="gr3" draw:text-style-name="P1" draw:layer="layout" svg:width="1.598cm" svg:height="0.962cm" svg:x="5.664cm" svg:y="5.232cm">
          <draw:text-box>
            <text:p>&lt;p&gt;</text:p>
          </draw:text-box>
        </draw:frame>
        <draw:line draw:style-name="gr6" draw:text-style-name="P2" draw:layer="layout" svg:x1="4.064cm" svg:y1="1.241cm" svg:x2="2.794cm" svg:y2="2.765cm">
          <text:p/>
        </draw:line>
        <draw:line draw:style-name="gr6" draw:text-style-name="P2" draw:layer="layout" svg:x1="4.699cm" svg:y1="1.241cm" svg:x2="5.969cm" svg:y2="2.765cm">
          <text:p/>
        </draw:line>
        <draw:line draw:style-name="gr6" draw:text-style-name="P2" draw:layer="layout" svg:x1="2.286cm" svg:y1="3.781cm" svg:x2="2.286cm" svg:y2="5.178cm">
          <text:p/>
        </draw:line>
        <draw:line draw:style-name="gr6" draw:text-style-name="P2" draw:layer="layout" svg:x1="6.5cm" svg:y1="3.835cm" svg:x2="6.5cm" svg:y2="5.232cm">
          <text:p/>
        </draw:line>
        <draw:line draw:style-name="gr6" draw:text-style-name="P2" draw:layer="layout" svg:x1="2.286cm" svg:y1="6.194cm" svg:x2="2.286cm" svg:y2="7.591cm">
          <text:p/>
        </draw:line>
        <draw:line draw:style-name="gr6" draw:text-style-name="P2" draw:layer="layout" svg:x1="6.5cm" svg:y1="6.248cm" svg:x2="6.5cm" svg:y2="7.6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1:32:47.622951887</meta:creation-date>
    <dc:date>2017-05-25T11:51:24.569646583</dc:date>
    <meta:editing-duration>PT18M59S</meta:editing-duration>
    <meta:editing-cycles>3</meta:editing-cycles>
    <meta:generator>LibreOffice/5.0.3.2$Linux_X86_64 LibreOffice_project/00m0$Build-2</meta:generator>
    <meta:document-statistic meta:object-count="13"/>
  </office:meta>
</office:document-meta>
</file>